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font-size="13pt" style:font-size-asian="13pt" style:font-size-complex="13pt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13pt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P3" style:family="paragraph">
      <style:paragraph-properties style:text-autospace="non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2" style:family="text">
      <style:text-properties fo:color="#000000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3" style:family="text">
      <style:text-properties fo:color="#2b91af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4" style:family="text">
      <style:text-properties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5" style:family="text">
      <style:text-properties fo:color="#a31515" fo:font-family="Consolas" style:font-family-generic="swiss" style:font-pitch="fixed" fo:font-size="13pt" fo:font-weight="normal" style:font-family-asian="Consolas" style:font-family-generic-asian="swiss" style:font-pitch-asian="fixed" style:font-size-asian="13pt" style:font-weight-asian="normal" style:font-family-complex="Consolas" style:font-family-generic-complex="swiss" style:font-pitch-complex="fixed" style:font-size-complex="13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9.4cm" svg:height="8.779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2"><text:span text:style-name="T4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ke(</text:span><text:span text:style-name="T1">int</text:span><text:span text:style-name="T2"> n)</text:span></text:p>
            <text:p text:style-name="P2"><text:span text:style-name="T4"><text:s text:c="4"/></text:span><text:span text:style-name="T4">{</text:span></text:p>
            <text:p text:style-name="P1"><text:span text:style-name="T2"><text:s text:c="8"/></text:span><text:span text:style-name="T1">for</text:span><text:span text:style-name="T2"> (</text:span><text:span text:style-name="T1">int</text:span><text:span text:style-name="T2"> i=n-1; i&gt;=0; i--)</text:span></text:p>
            <text:p text:style-name="P2"><text:span text:style-name="T4"><text:s text:c="8"/></text:span><text:span text:style-name="T4">{</text:span></text:p>
            <text:p text:style-name="P1"><text:span text:style-name="T2"><text:s text:c="12"/></text:span><text:span text:style-name="T2">Console.Write(i + </text:span><text:span text:style-name="T5">" "</text:span><text:span text:style-name="T2">);</text:span></text:p>
            <text:p text:style-name="P2"><text:span text:style-name="T4"><text:s text:c="12"/></text:span><text:span text:style-name="T4">Make(i);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/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X()</text:span></text:p>
            <text:p text:style-name="P2"><text:span text:style-name="T4"><text:s text:c="4"/></text:span><text:span text:style-name="T4">{</text:span></text:p>
            <text:p text:style-name="P1"><text:span text:style-name="T4"><text:s text:c="8"/></text:span><text:span text:style-name="T4">Make(2);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1.6cm" svg:y="1cm">
            <draw:text-box>
              <text:p><text:span text:style-name="T6">Main</text:span></text:p>
              <text:p><text:span text:style-name="T7"/></text:p>
              <text:p><text:span text:style-name="T7"><text:s/></text:span><text:span text:style-name="T8"><text:s/></text:span></text:p>
            </draw:text-box>
          </draw:frame>
        </draw:g>
        <draw:custom-shape draw:style-name="gr6" draw:text-style-name="P4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0.4cm" svg:height="0.4cm" draw:transform="rotate (-1.5707963267949) translate (1.6cm 2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4" draw:id="id4" draw:layer="layout" svg:width="0.4cm" svg:height="0.4cm" draw:transform="rotate (-1.5707963267949) translate (1.6cm 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5" draw:id="id5" draw:layer="layout" svg:width="0.4cm" svg:height="0.4cm" draw:transform="rotate (-1.5707963267949) translate (1.6cm 4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8" draw:id="id8" draw:layer="layout" svg:width="0.4cm" svg:height="0.4cm" draw:transform="rotate (-1.5707963267949) translate (1.6cm 5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4" draw:text-style-name="P4" draw:layer="layout" svg:width="2.6cm" svg:height="5.2cm" svg:x="14.2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4.2cm" svg:y="1cm">
            <draw:text-box>
              <text:p><text:span text:style-name="T6">Make</text:span></text:p>
              <text:p><text:span text:style-name="T7"/></text:p>
              <text:p><text:span text:style-name="T7">n: 2</text:span></text:p>
              <text:p><text:span text:style-name="T7">i: 1</text:span><text:span text:style-name="T8"> </text:span></text:p>
            </draw:text-box>
          </draw:frame>
        </draw:g>
        <draw:g xml:id="id6" draw:id="id6">
          <draw:custom-shape draw:style-name="gr4" draw:text-style-name="P4" draw:layer="layout" svg:width="2.6cm" svg:height="5.2cm" svg:x="16.8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6.8cm" svg:y="1cm">
            <draw:text-box>
              <text:p><text:span text:style-name="T6">Make</text:span></text:p>
              <text:p><text:span text:style-name="T7"/></text:p>
              <text:p><text:span text:style-name="T7">n: 1</text:span></text:p>
              <text:p><text:span text:style-name="T7">i:</text:span><text:span text:style-name="T8"> </text:span><text:span text:style-name="T7">0</text:span></text:p>
            </draw:text-box>
          </draw:frame>
        </draw:g>
        <draw:g xml:id="id7" draw:id="id7">
          <draw:custom-shape draw:style-name="gr4" draw:text-style-name="P4" draw:layer="layout" svg:width="2.6cm" svg:height="5.2cm" svg:x="19.4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9.4cm" svg:y="1cm">
            <draw:text-box>
              <text:p><text:span text:style-name="T6">Make</text:span></text:p>
              <text:p><text:span text:style-name="T7"/></text:p>
              <text:p><text:span text:style-name="T7">n: 0</text:span></text:p>
              <text:p><text:span text:style-name="T7">i:</text:span><text:span text:style-name="T8"> </text:span><text:span text:style-name="T7">0</text:span></text:p>
            </draw:text-box>
          </draw:frame>
        </draw:g>
        <draw:frame draw:style-name="gr8" xml:id="id3" draw:id="id3" draw:layer="layout" svg:width="1cm" svg:height="0.962cm" svg:x="14.8cm" svg:y="3.133cm">
          <draw:text-box>
            <text:p>0</text:p>
          </draw:text-box>
        </draw:frame>
        <draw:frame draw:style-name="gr8" xml:id="id9" draw:id="id9" draw:layer="layout" svg:width="1cm" svg:height="0.962cm" svg:x="17.6cm" svg:y="2.438cm">
          <draw:text-box>
            <text:p>0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19T15:13:16.69</dc:date>
    <meta:editing-duration>PT8H48M29S</meta:editing-duration>
    <meta:editing-cycles>64</meta:editing-cycles>
    <meta:generator>LibreOffice/4.0.4.2$Windows_x86 LibreOffice_project/9e9821abd0ffdbc09cd8c52eaa574fa09eb08f2</meta:generator>
    <meta:document-statistic meta:object-count="51"/>
  </office:meta>
</office:document-meta>
</file>